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29"/>
    <style:style style:name="ce4" style:family="table-cell" style:parent-style-name="Default">
      <style:text-properties fo:color="#5eb9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column table:style-name="co2" table:number-columns-repeated="16378" table:default-cell-style-name="Default"/>
        <table:table-row table:style-name="ro1">
          <table:table-cell table:number-columns-repeated="2"/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ocument</text:p>
          </table:table-cell>
          <table:table-cell table:style-name="ce2"/>
          <table:table-cell table:style-name="ce2" office:value-type="string" calcext:value-type="string">
            <text:p>Logo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2" table:number-columns-repeated="16378"/>
        </table:table-row>
        <table:table-row table:style-name="ro1">
          <table:table-cell table:style-name="ce1" office:value-type="string" calcext:value-type="string">
            <text:p>aws-sdk-js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53" calcext:value-type="float">
            <text:p>45.853</text:p>
          </table:table-cell>
          <table:table-cell office:value-type="float" office:value="125" calcext:value-type="float">
            <text:p>125.000</text:p>
          </table:table-cell>
          <table:table-cell office:value-type="float" office:value="46" calcext:value-type="float">
            <text:p>46.000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bootstrap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6.175" calcext:value-type="float">
            <text:p>46.175</text:p>
          </table:table-cell>
          <table:table-cell office:value-type="float" office:value="154.183" calcext:value-type="float">
            <text:p>154.183</text:p>
          </table:table-cell>
          <table:table-cell office:value-type="float" office:value="45.885" calcext:value-type="float">
            <text:p>45.885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express-light.svg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172" calcext:value-type="float">
            <text:p>172</text:p>
          </table:table-cell>
          <table:table-cell office:value-type="float" office:value="45.887" calcext:value-type="float">
            <text:p>45.887</text:p>
          </table:table-cell>
          <table:table-cell office:value-type="float" office:value="619.368" calcext:value-type="float">
            <text:p>619.368</text:p>
          </table:table-cell>
          <table:table-cell office:value-type="float" office:value="200" calcext:value-type="float">
            <text:p>200.000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js-es6.svg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45.848" calcext:value-type="float">
            <text:p>45.848</text:p>
          </table:table-cell>
          <table:table-cell office:value-type="float" office:value="156.998" calcext:value-type="float">
            <text:p>156.998</text:p>
          </table:table-cell>
          <table:table-cell office:value-type="float" office:value="45.848" calcext:value-type="float">
            <text:p>45.848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material-ui.svg</text:p>
          </table:table-cell>
          <table:table-cell office:value-type="string" calcext:value-type="string">
            <text:p>Y</text:p>
          </table:table-cell>
          <table:table-cell office:value-type="float" office:value="183.699" calcext:value-type="float">
            <text:p>183.699</text:p>
          </table:table-cell>
          <table:table-cell office:value-type="float" office:value="45.843" calcext:value-type="float">
            <text:p>45.843</text:p>
          </table:table-cell>
          <table:table-cell office:value-type="float" office:value="172.699" calcext:value-type="float">
            <text:p>172.699</text:p>
          </table:table-cell>
          <table:table-cell office:value-type="float" office:value="45.843" calcext:value-type="float">
            <text:p>45.843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mongodb-dark.svg</text:p>
          </table:table-cell>
          <table:table-cell office:value-type="string" calcext:value-type="string">
            <text:p>Y</text:p>
          </table:table-cell>
          <table:table-cell office:value-type="float" office:value="142" calcext:value-type="float">
            <text:p>142.000</text:p>
          </table:table-cell>
          <table:table-cell office:value-type="float" office:value="45.853" calcext:value-type="float">
            <text:p>45.853</text:p>
          </table:table-cell>
          <table:table-cell office:value-type="float" office:value="142" calcext:value-type="float">
            <text:p>142.000</text:p>
          </table:table-cell>
          <table:table-cell office:value-type="float" office:value="45.853" calcext:value-type="float">
            <text:p>45.853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mysql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67" calcext:value-type="float">
            <text:p>45.867</text:p>
          </table:table-cell>
          <table:table-cell office:value-type="float" office:value="124.866" calcext:value-type="float">
            <text:p>124.866</text:p>
          </table:table-cell>
          <table:table-cell office:value-type="float" office:value="45.866" calcext:value-type="float">
            <text:p>45.866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next.svg</text:p>
          </table:table-cell>
          <table:table-cell office:value-type="string" calcext:value-type="string">
            <text:p>Y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node-light.new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33" calcext:value-type="float">
            <text:p>45.833</text:p>
          </table:table-cell>
          <table:table-cell office:value-type="float" office:value="156.384" calcext:value-type="float">
            <text:p>156.384</text:p>
          </table:table-cell>
          <table:table-cell office:value-type="float" office:value="42" calcext:value-type="float">
            <text:p>42.000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ramda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73" calcext:value-type="float">
            <text:p>45.873</text:p>
          </table:table-cell>
          <table:table-cell office:value-type="float" office:value="122.013" calcext:value-type="float">
            <text:p>122.013</text:p>
          </table:table-cell>
          <table:table-cell office:value-type="float" office:value="45.873" calcext:value-type="float">
            <text:p>45.873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react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83" calcext:value-type="float">
            <text:p>45.883</text:p>
          </table:table-cell>
          <table:table-cell office:value-type="float" office:value="119.893" calcext:value-type="float">
            <text:p>119.893</text:p>
          </table:table-cell>
          <table:table-cell office:value-type="float" office:value="42" calcext:value-type="float">
            <text:p>42.000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rest-api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79" calcext:value-type="float">
            <text:p>45.879</text:p>
          </table:table-cell>
          <table:table-cell office:value-type="float" office:value="127.009" calcext:value-type="float">
            <text:p>127.009</text:p>
          </table:table-cell>
          <table:table-cell office:value-type="float" office:value="45.879" calcext:value-type="float">
            <text:p>45.8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yled-components.svg</text:p>
          </table:table-cell>
          <table:table-cell office:value-type="string" calcext:value-type="string">
            <text:p>Y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ravis-ci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66" calcext:value-type="float">
            <text:p>45.866</text:p>
          </table:table-cell>
          <table:table-cell office:value-type="float" office:value="137.379" calcext:value-type="float">
            <text:p>137.379</text:p>
          </table:table-cell>
          <table:table-cell office:value-type="float" office:value="45.866" calcext:value-type="float">
            <text:p>45.8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buntu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77" calcext:value-type="float">
            <text:p>45.877</text:p>
          </table:table-cell>
          <table:table-cell office:value-type="float" office:value="122.373" calcext:value-type="float">
            <text:p>122.373</text:p>
          </table:table-cell>
          <table:table-cell office:value-type="float" office:value="45.877" calcext:value-type="float">
            <text:p>45.877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webpack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53" calcext:value-type="float">
            <text:p>45.853</text:p>
          </table:table-cell>
          <table:table-cell office:value-type="float" office:value="142.846" calcext:value-type="float">
            <text:p>142.846</text:p>
          </table:table-cell>
          <table:table-cell office:value-type="float" office:value="46.023" calcext:value-type="float">
            <text:p>46.0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dows.svg</text:p>
          </table:table-cell>
          <table:table-cell office:value-type="string" calcext:value-type="string">
            <text:p>Y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wordpress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6.159" calcext:value-type="float">
            <text:p>46.159</text:p>
          </table:table-cell>
          <table:table-cell office:value-type="float" office:value="159.078" calcext:value-type="float">
            <text:p>159.078</text:p>
          </table:table-cell>
          <table:table-cell office:value-type="float" office:value="45.838" calcext:value-type="float">
            <text:p>45.838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redux.svg</text:p>
          </table:table-cell>
          <table:table-cell office:value-type="string" calcext:value-type="string">
            <text:p>Y</text:p>
          </table:table-cell>
          <table:table-cell table:number-columns-repeated="16382"/>
        </table:table-row>
        <table:table-row table:style-name="ro1" table:number-rows-repeated="3">
          <table:table-cell table:style-name="ce1"/>
          <table:table-cell table:number-columns-repeated="16383"/>
        </table:table-row>
        <table:table-row table:style-name="ro1">
          <table:table-cell table:style-name="ce1" office:value-type="string" calcext:value-type="string">
            <text:p>drupal.svg</text:p>
          </table:table-cell>
          <table:table-cell office:value-type="string" calcext:value-type="string">
            <text:p>N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79" calcext:value-type="float">
            <text:p>45.879</text:p>
          </table:table-cell>
          <table:table-cell office:value-type="float" office:value="115.953" calcext:value-type="float">
            <text:p>115.953</text:p>
          </table:table-cell>
          <table:table-cell office:value-type="float" office:value="45.879" calcext:value-type="float">
            <text:p>45.879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markdown.svg</text:p>
          </table:table-cell>
          <table:table-cell office:value-type="string" calcext:value-type="string">
            <text:p>N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mocha.svg</text:p>
          </table:table-cell>
          <table:table-cell office:value-type="string" calcext:value-type="string">
            <text:p>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nodemon.svg</text:p>
          </table:table-cell>
          <table:table-cell office:value-type="string" calcext:value-type="string">
            <text:p>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assport.svg</text:p>
          </table:table-cell>
          <table:table-cell office:value-type="string" calcext:value-type="string">
            <text:p>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react-router.svg</text:p>
          </table:table-cell>
          <table:table-cell office:value-type="string" calcext:value-type="string">
            <text:p>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buntu.svg</text:p>
          </table:table-cell>
          <table:table-cell office:value-type="string" calcext:value-type="string">
            <text:p>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yarn.svg</text:p>
          </table:table-cell>
          <table:table-cell office:value-type="string" calcext:value-type="string">
            <text:p>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enhub.svg</text:p>
          </table:table-cell>
          <table:table-cell office:value-type="string" calcext:value-type="string">
            <text:p>N</text:p>
          </table:table-cell>
          <table:table-cell table:number-columns-repeated="16382"/>
        </table:table-row>
        <table:table-row table:style-name="ro1" table:number-rows-repeated="24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048468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 table:number-rows-repeated="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:Sheet1.F36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14:30:45.330161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3:41:59.807184016</meta:creation-date>
    <dc:date>2023-08-18T09:07:22.421741052</dc:date>
    <meta:editing-duration>P7DT19H24M50S</meta:editing-duration>
    <meta:editing-cycles>17</meta:editing-cycles>
    <meta:generator>LibreOffice/7.5.5.2$Linux_X86_64 LibreOffice_project/ca8fe7424262805f223b9a2334bc7181abbcbf5e</meta:generator>
    <meta:document-statistic meta:table-count="1" meta:cell-count="130" meta:object-count="0"/>
  </office:meta>
</office:document-meta>
</file>